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/>
    <style:font-face style:name="Courier New" svg:font-family="'Courier New'" style:font-family-generic="modern"/>
    <style:font-face style:name="Arial" svg:font-family="Arial" style:font-family-generic="swiss"/>
    <style:font-face style:name="Calibri1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4pt" style:font-weight-complex="bold"/>
    </style:style>
    <style:style style:name="P3" style:family="paragraph" style:parent-style-name="Standard">
      <style:text-properties fo:color="#373737" style:font-name="Arial1" fo:font-size="14pt" style:text-underline-style="none" fo:font-weight="bold" style:font-size-asian="12.25pt" style:font-weight-asian="bold" style:font-name-complex="Arial1" style:font-size-complex="14pt" style:font-weight-complex="bold"/>
    </style:style>
    <style:style style:name="P4" style:family="paragraph" style:parent-style-name="Standard"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18093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d45f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373737" style:font-name="Arial1" fo:font-size="14pt" officeooo:rsid="00168d9d" officeooo:paragraph-rsid="00168d9d" style:font-size-asian="14pt" style:font-name-complex="Arial1" style:font-size-complex="14pt"/>
    </style:style>
    <style:style style:name="P9" style:family="paragraph" style:parent-style-name="Standard" style:list-style-name="L2">
      <style:text-properties officeooo:paragraph-rsid="000f99e9"/>
    </style:style>
    <style:style style:name="P10" style:family="paragraph" style:parent-style-name="Standard" style:list-style-name="L2">
      <style:text-properties officeooo:rsid="000f99e9" officeooo:paragraph-rsid="000f99e9"/>
    </style:style>
    <style:style style:name="P11" style:family="paragraph" style:parent-style-name="Standard" style:list-style-name="L2">
      <style:text-properties fo:color="#373737" style:font-name="Arial1" fo:font-size="14pt" style:text-underline-style="none" fo:font-weight="normal" officeooo:rsid="000f99e9" officeooo:paragraph-rsid="000f99e9" style:font-size-asian="12.25pt" style:font-weight-asian="normal" style:font-name-complex="Arial1" style:font-size-complex="14pt" style:font-weight-complex="normal"/>
    </style:style>
    <style:style style:name="P12" style:family="paragraph" style:parent-style-name="Standard" style:list-style-name="L1" style:master-page-name="Standard">
      <style:paragraph-properties fo:text-align="center" style:justify-single-word="false" style:page-number="auto"/>
      <style:text-properties fo:color="#000000" style:font-name="Arial1" fo:font-size="20pt" fo:font-weight="bold" style:letter-kerning="true" fo:background-color="#ffffff" style:font-name-asian="Times New Roman" style:font-size-asian="20pt" style:font-weight-asian="bold" style:font-name-complex="Arial1" style:font-size-complex="22.5pt"/>
    </style:style>
    <style:style style:name="P13" style:family="paragraph" style:parent-style-name="List_20_Paragraph" style:list-style-name="WW8Num1">
      <style:text-properties fo:color="#373737" style:font-name="Arial1" fo:font-size="16pt" officeooo:paragraph-rsid="0012a6c9" style:font-size-asian="16pt" style:font-name-complex="Arial1" style:font-size-complex="14pt"/>
    </style:style>
    <style:style style:name="P14" style:family="paragraph" style:parent-style-name="List_20_Paragraph" style:list-style-name="WW8Num1">
      <style:text-properties fo:color="#373737" style:font-name="Arial1" fo:font-size="16pt" officeooo:paragraph-rsid="000f99e9" style:font-size-asian="16pt" style:font-name-complex="Arial1" style:font-size-complex="14pt"/>
    </style:style>
    <style:style style:name="P15" style:family="paragraph" style:parent-style-name="List_20_Paragraph" style:list-style-name="WW8Num1">
      <style:text-properties fo:color="#373737" style:font-name="Arial1" fo:font-size="16pt" officeooo:rsid="0012a6c9" officeooo:paragraph-rsid="0012a6c9" style:font-size-asian="16pt" style:font-name-complex="Arial1" style:font-size-complex="14pt"/>
    </style:style>
    <style:style style:name="P16" style:family="paragraph" style:parent-style-name="List_20_Paragraph" style:list-style-name="WW8Num1">
      <style:text-properties fo:color="#373737" style:font-name="Arial1" fo:font-size="16pt" officeooo:rsid="000bd8b2" officeooo:paragraph-rsid="000f99e9" style:font-size-asian="16pt" style:font-name-complex="Arial1" style:font-size-complex="14pt"/>
    </style:style>
    <style:style style:name="P17" style:family="paragraph" style:parent-style-name="List_20_Paragraph" style:list-style-name="WW8Num2">
      <style:text-properties fo:color="#373737" style:font-name="Arial1" fo:font-size="14pt" style:font-size-asian="14pt" style:font-name-complex="Arial1" style:font-size-complex="14pt"/>
    </style:style>
    <style:style style:name="P18" style:family="paragraph" style:parent-style-name="List_20_Paragraph" style:list-style-name="WW8Num2"/>
    <style:style style:name="P19" style:family="paragraph" style:parent-style-name="List_20_Paragraph" style:list-style-name="WW8Num1">
      <style:paragraph-properties fo:margin-left="0cm" fo:margin-right="0cm" fo:text-indent="0cm" style:auto-text-indent="false"/>
      <style:text-properties fo:color="#373737" style:font-name="Arial1" fo:font-size="16pt" officeooo:paragraph-rsid="000f99e9" style:font-size-asian="16pt" style:font-name-complex="Arial1" style:font-size-complex="14pt"/>
    </style:style>
    <style:style style:name="T1" style:family="text">
      <style:text-properties fo:color="#373737" style:font-name="Arial1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4pt" style:font-weight-complex="bold"/>
    </style:style>
    <style:style style:name="T3" style:family="text">
      <style:text-properties fo:color="#373737" style:font-name="Arial1" fo:font-size="18pt" style:text-underline-style="solid" style:text-underline-width="auto" style:text-underline-color="font-color" fo:font-weight="bold" officeooo:rsid="000d45fd" style:font-size-asian="18pt" style:font-weight-asian="bold" style:font-name-complex="Arial1" style:font-size-complex="14pt" style:font-weight-complex="bold"/>
    </style:style>
    <style:style style:name="T4" style:family="text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T5" style:family="text">
      <style:text-properties fo:color="#373737" style:font-name="Arial1" fo:font-size="18pt" style:text-underline-style="solid" style:text-underline-width="auto" style:text-underline-color="font-color" style:font-size-asian="18pt" style:font-name-complex="Arial1" style:font-size-complex="14pt"/>
    </style:style>
    <style:style style:name="T6" style:family="text">
      <style:text-properties fo:color="#373737" style:font-name="Arial1" fo:font-size="18pt" style:text-underline-style="solid" style:text-underline-width="auto" style:text-underline-color="font-color" officeooo:rsid="000d45fd" style:font-size-asian="18pt" style:font-name-complex="Arial1" style:font-size-complex="14pt"/>
    </style:style>
    <style:style style:name="T7" style:family="text">
      <style:text-properties fo:color="#373737" style:font-name="Arial1" fo:font-size="14pt" fo:font-weight="bold" style:font-size-asian="14pt" style:font-weight-asian="bold" style:font-name-complex="Arial1" style:font-size-complex="14pt" style:font-weight-complex="bold"/>
    </style:style>
    <style:style style:name="T8" style:family="text">
      <style:text-properties fo:color="#373737" style:font-name="Arial1" fo:font-size="14pt" style:font-size-asian="14pt" style:font-name-complex="Arial1" style:font-size-complex="14pt"/>
    </style:style>
    <style:style style:name="T9" style:family="text">
      <style:text-properties fo:color="#373737" style:font-name="Arial1" fo:font-size="14pt" officeooo:rsid="00118093" style:font-size-asian="14pt" style:font-name-complex="Arial1" style:font-size-complex="14pt"/>
    </style:style>
    <style:style style:name="T10" style:family="text">
      <style:text-properties fo:color="#373737" style:font-name="Arial1" fo:font-size="14pt" style:text-underline-style="none" fo:font-weight="bold" style:font-size-asian="12.25pt" style:font-weight-asian="bold" style:font-name-complex="Arial1" style:font-size-complex="14pt" style:font-weight-complex="bold"/>
    </style:style>
    <style:style style:name="T11" style:family="text">
      <style:text-properties fo:color="#373737" style:font-name="Arial1" fo:font-size="14pt" style:text-underline-style="none" fo:font-weight="bold" officeooo:rsid="000f99e9" style:font-size-asian="12.25pt" style:font-weight-asian="bold" style:font-name-complex="Arial1" style:font-size-complex="14pt" style:font-weight-complex="bold"/>
    </style:style>
    <style:style style:name="T12" style:family="text">
      <style:text-properties fo:color="#373737" style:font-name="Arial1" fo:font-size="14pt" style:text-underline-style="none" fo:font-weight="normal" style:font-size-asian="12.25pt" style:font-weight-asian="normal" style:font-name-complex="Arial1" style:font-size-complex="14pt" style:font-weight-complex="normal"/>
    </style:style>
    <style:style style:name="T13" style:family="text">
      <style:text-properties fo:color="#373737" style:font-name="Arial1" fo:font-size="14pt" style:text-underline-style="none" fo:font-weight="normal" officeooo:rsid="000f99e9" style:font-size-asian="12.25pt" style:font-weight-asian="normal" style:font-name-complex="Arial1" style:font-size-complex="14pt" style:font-weight-complex="normal"/>
    </style:style>
    <style:style style:name="T14" style:family="text">
      <style:text-properties officeooo:rsid="000bd8b2"/>
    </style:style>
    <style:style style:name="T15" style:family="text">
      <style:text-properties fo:font-weight="normal" officeooo:rsid="000bd8b2" style:font-weight-asian="normal" style:font-weight-complex="normal"/>
    </style:style>
    <style:style style:name="T16" style:family="text">
      <style:text-properties fo:font-weight="normal" officeooo:rsid="000d45fd" style:font-weight-asian="normal" style:font-weight-complex="normal"/>
    </style:style>
    <style:style style:name="T17" style:family="text">
      <style:text-properties officeooo:rsid="0012a6c9"/>
    </style:style>
    <style:style style:name="T18" style:family="text">
      <style:text-properties officeooo:rsid="0016c8e9"/>
    </style:style>
    <style:style style:name="T19" style:family="text">
      <style:text-properties officeooo:rsid="001bcb84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7672073752754562" text:style-name="L1">
        <text:list-header>
          <text:p text:style-name="P12">Daily Expense Tracker System</text:p>
        </text:list-header>
      </text:list>
      <text:p text:style-name="Standard"/>
      <text:p text:style-name="P1">Problem Statement :</text:p>
      <text:p text:style-name="P3"><text:tab/><text:span text:style-name="T14">T</text:span><text:span text:style-name="T15">he name itself suggests, this project is an attempt to manage our daily expenses in a more efficient and manageable way. </text:span><text:span text:style-name="T16">There is no as such complete solution present easily or we should say free of cost which enables a person to keep track of its daily expenditure easily. </text:span><text:span text:style-name="T15">Instead of keeping a dairy or a log of the expenses on the smart-phones or laptops, this system enables the user to not just keep the tab on the expenses but also to plan ahead keeping the past budget in mind. </text:span></text:p>
      <text:p text:style-name="P5"><text:span text:style-name="T4">Aim</text:span><text:span text:style-name="T1"> :</text:span><text:span text:style-name="T7"> </text:span></text:p>
      <text:p text:style-name="P5"><text:span text:style-name="T7"><text:tab/></text:span><text:span text:style-name="T8">Daily Expense Tracker System is a system which will keep a track of Income-Expense of a House-Wife on a day to day basis, This System takes Income from House-Wife and divides in daily expense allowed, If </text:span><text:span text:style-name="T9">you</text:span><text:span text:style-name="T8"> exceed that day’s expense it will cut i</text:span><text:span text:style-name="T9">t</text:span><text:span text:style-name="T8"> from your income and give new daily expense allowed </text:span><text:span text:style-name="T9">amount</text:span><text:span text:style-name="T8">, and if that day’s expense is less, it will add it in savings. Daily expense tracking System will generate report at the end of month to show Income-Expense </text:span><text:span text:style-name="T9">Graph.</text:span></text:p>
      <text:p text:style-name="Standard"><text:span text:style-name="T2">Functional Requirements :</text:span><text:span text:style-name="T5"> </text:span></text:p>
      <text:list xml:id="list6104964932920883161" text:style-name="WW8Num1">
        <text:list-item>
          <text:p text:style-name="P13">User Regist<text:span text:style-name="T17">ration.</text:span></text:p>
        </text:list-item>
        <text:list-item>
          <text:p text:style-name="P15">User Login System.</text:p>
        </text:list-item>
        <text:list-item>
          <text:p text:style-name="P14">Add Expense<text:span text:style-name="T17">s.</text:span></text:p>
        </text:list-item>
        <text:list-item>
          <text:p text:style-name="P14">Add Income.</text:p>
        </text:list-item>
        <text:list-item>
          <text:p text:style-name="P16">Delete, change the current entered bill entry efficiently.</text:p>
        </text:list-item>
        <text:list-item>
          <text:p text:style-name="P16">User can attach the bill image(optional) for his or her own reminder.</text:p>
        </text:list-item>
        <text:list-item>
          <text:p text:style-name="P14">View Income-Expense <text:span text:style-name="T17">Graph</text:span>.</text:p>
        </text:list-item>
        <text:list-item>
          <text:p text:style-name="P14">Savings.</text:p>
        </text:list-item>
        <text:list-item>
          <text:p text:style-name="P14">Add savings to income for next month.</text:p>
          <text:p text:style-name="P19"/>
        </text:list-item>
      </text:list>
      <text:p text:style-name="P7"><text:soft-page-break/><text:span text:style-name="T3">Non-functional Requirements :</text:span><text:span text:style-name="T6"> </text:span></text:p>
      <text:list xml:id="list1121588175711463967" text:style-name="L2">
        <text:list-item>
          <text:p text:style-name="P9"><text:span text:style-name="T11">Reliability: </text:span><text:span text:style-name="T13">There is no risk of data loss &amp; the internal evaluation of data is well coded.</text:span></text:p>
        </text:list-item>
        <text:list-item>
          <text:p text:style-name="P10"><text:span text:style-name="T10">Supportability:</text:span><text:span text:style-name="T12"> Maintainability of the system is easy.</text:span></text:p>
        </text:list-item>
        <text:list-item>
          <text:p text:style-name="P10"><text:span text:style-name="T10">Availability</text:span><text:span text:style-name="T12"> : The system is available all the time, no time constraint.</text:span></text:p>
          <text:p text:style-name="P11"/>
        </text:list-item>
      </text:list>
      <text:p text:style-name="P4">Software Requirements:</text:p>
      <text:list xml:id="list64631968013619915" text:style-name="WW8Num2">
        <text:list-item>
          <text:p text:style-name="P18"><text:span text:style-name="T7">Apache Cordova </text:span><text:span text:style-name="T8">(formerly </text:span><text:span text:style-name="T7">Ionic</text:span><text:span text:style-name="T8">) is a framework that allows developers to create cross-platform mobile applications using web technologies like </text:span><text:span text:style-name="T7">HTML, JavaScript, and CSS.</text:span><text:span text:style-name="T8"> </text:span></text:p>
          <text:p text:style-name="P17"/>
        </text:list-item>
      </text:list>
      <text:p text:style-name="P2">Conclusion :</text:p>
      <text:p text:style-name="P8"><text:tab/>The system we envisioned comes to practise, providing a centralized log inculcating all daily expenses. No or less <text:span text:style-name="T18">manual calculations are required by the user, with efficient and user friendly interface. </text:span>This system will be used by <text:span text:style-name="T19">user</text:span> to control their Income-Expense from Day-to-Day to Yearly Basics. And to keep a watch on their expens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/>
    <style:font-face style:name="Courier New" svg:font-family="'Courier New'" style:font-family-generic="modern"/>
    <style:font-face style:name="Arial" svg:font-family="Arial" style:font-family-generic="swiss"/>
    <style:font-face style:name="Calibri1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373737" style:font-name="Symbol" fo:font-family="Symbol" fo:font-size="14pt" style:font-size-asian="14pt" style:font-name-complex="Symbol" style:font-family-complex="Symbol" style:font-size-complex="14pt"/>
    </style:style>
    <style:style style:name="WW8Num2z1" style:family="text">
      <style:text-properties style:font-name="Calibri1" fo:font-family="Calibri" style:font-family-generic="swiss" style:font-name-complex="Calibri2" style:font-family-complex="Calibri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 style:font-family-complex="'Courier New'" style:font-pitch-complex="variable"/>
    </style:style>
    <style:style style:name="ListLabel_20_2" style:display-name="ListLabel 2" style:family="text">
      <style:text-properties style:font-name-asian="Calibri2" style:font-family-asian="Calibri" style:font-pitch-asian="variable" style:font-name-complex="Calibri2" style:font-family-complex="Calibri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4-08-28T01:50:00</meta:creation-date>
    <dc:date>2017-09-08T14:56:14.490828410</dc:date>
    <meta:editing-cycles>41</meta:editing-cycles>
    <meta:editing-duration>PT1H31M39S</meta:editing-duration>
    <meta:generator>LibreOffice/5.1.4.2$Linux_X86_64 LibreOffice_project/10m0$Build-2</meta:generator>
    <meta:document-statistic meta:table-count="0" meta:image-count="0" meta:object-count="0" meta:page-count="2" meta:paragraph-count="24" meta:word-count="361" meta:character-count="2114" meta:non-whitespace-character-count="17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